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fo:language="it" fo:country="IT" style:font-size-asian="12pt" style:font-size-complex="12pt"/>
    </style:style>
    <style:style style:name="P2" style:family="paragraph" style:parent-style-name="Standard">
      <style:text-properties fo:font-size="12pt" fo:language="it" fo:country="IT" officeooo:rsid="0010e25f" officeooo:paragraph-rsid="0010e25f" style:font-size-asian="12pt" style:font-size-complex="12pt"/>
    </style:style>
    <style:style style:name="P3" style:family="paragraph" style:parent-style-name="Standard">
      <style:text-properties fo:font-size="12pt" fo:language="it" fo:country="IT" officeooo:rsid="00110527" officeooo:paragraph-rsid="00110527" style:font-size-asian="12pt" style:font-size-complex="12pt"/>
    </style:style>
    <style:style style:name="P4" style:family="paragraph" style:parent-style-name="Standard">
      <style:text-properties fo:font-size="12pt" fo:language="it" fo:country="IT" fo:font-weight="bold" officeooo:rsid="001b2047" officeooo:paragraph-rsid="001b2047" style:font-size-asian="12pt" style:font-weight-asian="bold" style:font-size-complex="12pt" style:font-weight-complex="bold"/>
    </style:style>
    <style:style style:name="P5" style:family="paragraph" style:parent-style-name="Standard">
      <style:text-properties fo:font-size="12pt" fo:language="it" fo:country="IT" fo:font-weight="bold" officeooo:rsid="001d3c42" officeooo:paragraph-rsid="001d3c42" style:font-size-asian="12pt" style:font-weight-asian="bold" style:font-size-complex="12pt" style:font-weight-complex="bold"/>
    </style:style>
    <style:style style:name="P6" style:family="paragraph" style:parent-style-name="Standard">
      <style:text-properties fo:font-size="12pt" fo:language="it" fo:country="IT" fo:font-weight="bold" officeooo:rsid="001fd6cf" officeooo:paragraph-rsid="001fd6cf" style:font-size-asian="12pt" style:font-weight-asian="bold" style:font-size-complex="12pt" style:font-weight-complex="bold"/>
    </style:style>
    <style:style style:name="P7" style:family="paragraph" style:parent-style-name="Standard">
      <style:text-properties fo:font-size="12pt" fo:language="it" fo:country="IT" fo:font-weight="normal" officeooo:rsid="001b2047" officeooo:paragraph-rsid="001b2047" style:font-size-asian="12pt" style:font-weight-asian="normal" style:font-size-complex="12pt" style:font-weight-complex="normal"/>
    </style:style>
    <style:style style:name="P8" style:family="paragraph" style:parent-style-name="Standard" style:list-style-name="L1">
      <style:text-properties fo:font-size="12pt" fo:language="it" fo:country="IT" fo:font-weight="normal" officeooo:rsid="001b2047" officeooo:paragraph-rsid="001b2047" style:font-size-asian="12pt" style:font-weight-asian="normal" style:font-size-complex="12pt" style:font-weight-complex="normal"/>
    </style:style>
    <style:style style:name="P9" style:family="paragraph" style:parent-style-name="Standard" style:list-style-name="L1">
      <style:text-properties fo:font-size="12pt" fo:language="it" fo:country="IT" fo:font-weight="normal" officeooo:rsid="001cb709" officeooo:paragraph-rsid="001cb709" style:font-size-asian="12pt" style:font-weight-asian="normal" style:font-size-complex="12pt" style:font-weight-complex="normal"/>
    </style:style>
    <style:style style:name="P10" style:family="paragraph" style:parent-style-name="Standard">
      <style:text-properties fo:font-size="12pt" fo:language="it" fo:country="IT" fo:font-weight="normal" officeooo:rsid="001cb709" officeooo:paragraph-rsid="001cb709" style:font-size-asian="12pt" style:font-weight-asian="normal" style:font-size-complex="12pt" style:font-weight-complex="normal"/>
    </style:style>
    <style:style style:name="P11" style:family="paragraph" style:parent-style-name="Standard" style:list-style-name="L2">
      <style:text-properties fo:font-size="12pt" fo:language="it" fo:country="IT" fo:font-weight="normal" officeooo:rsid="001d3c42" officeooo:paragraph-rsid="001d3c42" style:font-size-asian="12pt" style:font-weight-asian="normal" style:font-size-complex="12pt" style:font-weight-complex="normal"/>
    </style:style>
    <style:style style:name="P12" style:family="paragraph" style:parent-style-name="Standard" style:list-style-name="L2">
      <style:text-properties fo:font-size="12pt" fo:language="it" fo:country="IT" fo:font-weight="normal" officeooo:rsid="001e7514" officeooo:paragraph-rsid="001e7514" style:font-size-asian="12pt" style:font-weight-asian="normal" style:font-size-complex="12pt" style:font-weight-complex="normal"/>
    </style:style>
    <style:style style:name="P13" style:family="paragraph" style:parent-style-name="Standard" style:list-style-name="L2">
      <style:text-properties fo:font-size="12pt" fo:language="it" fo:country="IT" fo:font-weight="normal" officeooo:rsid="001fd6cf" officeooo:paragraph-rsid="001fd6cf" style:font-size-asian="12pt" style:font-weight-asian="normal" style:font-size-complex="12pt" style:font-weight-complex="normal"/>
    </style:style>
    <style:style style:name="P14" style:family="paragraph" style:parent-style-name="Standard" style:list-style-name="L4">
      <style:text-properties fo:font-size="12pt" fo:language="it" fo:country="IT" fo:font-weight="normal" officeooo:rsid="001fd6cf" officeooo:paragraph-rsid="001fd6cf" style:font-size-asian="12pt" style:font-weight-asian="normal" style:font-size-complex="12pt" style:font-weight-complex="normal"/>
    </style:style>
    <style:style style:name="P15" style:family="paragraph" style:parent-style-name="Standard" style:list-style-name="L4">
      <style:text-properties fo:font-size="12pt" fo:language="it" fo:country="IT" fo:font-weight="normal" officeooo:rsid="002071c9" officeooo:paragraph-rsid="002071c9" style:font-size-asian="12pt" style:font-weight-asian="normal" style:font-size-complex="12pt" style:font-weight-complex="normal"/>
    </style:style>
    <style:style style:name="T1" style:family="text">
      <style:text-properties fo:color="#00000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2" style:family="text">
      <style:text-properties fo:color="#ff000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 style:family="text">
      <style:text-properties officeooo:rsid="00110527"/>
    </style:style>
    <style:style style:name="T4"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lle colonie americane in rivolta si afferma un modello politico opposto a quello dell’assolutismo illuminato. L’Europa si interroga sulla sua applicabilità nel vecchio continente. </text:span><text:span text:style-name="T2">Sarà mai possibile governare un grande stato europeo con istituzioni politiche democratiche, repubblicane, federali, ad ampia partecipazione popolare?</text:span></text:p>
      <text:p text:style-name="P1"/>
      <text:p text:style-name="P1"/>
      <text:p text:style-name="P2">Dal libro</text:p>
      <text:p text:style-name="P2">5.1: <text:s/>commercio e madrepatria</text:p>
      <text:p text:style-name="P2">5.2: <text:s/>Giorgio III <text:span text:style-name="T3">(EN) </text:span>, provvedimenti fiscal<text:span text:style-name="T3">i</text:span></text:p>
      <text:p text:style-name="P3">5.3: <text:s/>Hamilton e nuove misure finanziarie, banca federale centrale, politica protezionistica</text:p>
      <text:p text:style-name="P3"/>
      <text:p text:style-name="P3"/>
      <text:p text:style-name="P3"><text:span text:style-name="T4">Già alla fine del XVIII secolo le differenze economiche e politiche apparivano polarizzate dal </text:span>contrasto tra gli stati del Nord e quelli del Sud<text:span text:style-name="T4">, un contrasto che per diverso tempo si concentrò sulle tariffe doganali: gli stati meridionali erano favorevoli al </text:span>libero commercio<text:span text:style-name="T4"> perché le materie prime da loro prodotte, come il cotone e il tabacco, non avevano rivali sul mercato internazionale. La libertà commerciale costituiva la condizione per la prosperità dell'economia agricola delle grandi piantagioni del Sud. Gli stati industriali del Nord, al contrario, propugnavano </text:span>misure protezionistiche<text:span text:style-name="T4"> per tutelare le loro merci dalla concorrenza dei manufatti inglesi. Proprio in merito a questioni commerciali fu lanciata </text:span>la prima minaccia di secessione<text:span text:style-name="T4"> quando, nel 1828, il South Carolina si dichiarò pronto a staccarsi dall'Unione se fosse stata approvata una tariffa doganale considerata contraria agli interessi dei suoi coltivatori.</text:span></text:p>
      <text:p text:style-name="P3"/>
      <text:p text:style-name="P3">L’agricoltura era fiorente e la terra era in gran parte nelle mani di piccoli e medi proprietari. La pesca aveva un ruolo importante e il commercio era sviluppato. Anche nelle colonie dell’area centrale prosperava l’agricoltura, ma il ceto dominante era costituito da agiati commercianti.</text:p>
      <text:p text:style-name="P3"/>
      <text:p text:style-name="P3">D'altra parte i coloni erano abituati a pagare soltanto le imposte locali. </text:p>
      <text:p text:style-name="P3"/>
      <text:p text:style-name="P3">Nel 1765 il governo inglese volle estendere alle colonie una tassa del bollo, già in vigore nella madrepatria, per la quale ogni uso della carta, nei giornali, nei documenti commerciali, negli atti legali, eccetera, era sottoposto a un tributo, che veniva pagato mediante l'apposizione di un bollo (questo documento passò alla storia sotto il nome di "Stamp Act"). Gli inglesi giustificarono l'introduzione del tributo, sostenendo che lo stesso era in vigore in madrepatria. </text:p>
      <text:p text:style-name="P3"/>
      <text:p text:style-name="P3">Poiché il consenso dei contribuenti nella determinazione delle imposte era uno dei cardini tradizionali della libertà inglese fin dai tempi della Magna Carta, i coloni si rifiutarono di ottemperare alla legge e posero l'alternativa o di poter inviare i propri rappresentanti in Parlamento, o di essere esonerati da ogni tassa non approvata dai loro rappresentanti, secondo il famoso principio No taxation without representation che era diventato uno slogan del partito whig. Dal momento che «La libertà consiste nell'obbedire alle leggi che ci si è date e la servitù nell'essere costretti a sottomettersi ad una volontà estranea» (Robespierre), e «Nulla denota uno schiavo se non la dipendenza dalla volontà di un altro» (Algernon Sydney), essere sottoposti a leggi che non si è contribuito a formare equivaleva per i coloni alla schiavitù; i coloni sentivano cioè di essere trattati dall'Inghilterra come schiavi («miserabilmente oppressi come i nostri neri», per George Washington): «Non vogliamo essere i loro negri!» (John Adams).[8] </text:p>
      <text:p text:style-name="P3"/>
      <text:p text:style-name="P3">Di fronte alla protesta dei coloni, la legge sul bollo fu abrogata ma fu sostituita con una serie di imposte indirette su alcune merci (carta, vernici, piombo, tè), che le colonie importavano dall'Inghilterra. La <text:soft-page-break/>portata economica di questi provvedimenti era molto limitata, ma con essi il Parlamento intendeva porre una questione di principio, facendo valere concretamente il suo diritto di tassare tutti i sudditi dell'impero. I coloni non accettarono l'impostazione del Parlamento, la questione di principio rimase irrisolta e nel 1770 le imposte indirette furono tutte abolite, salvo quella sul tè. </text:p>
      <text:p text:style-name="P3"/>
      <text:p text:style-name="P3"/>
      <text:p text:style-name="P4">Dal libro:</text:p>
      <text:p text:style-name="P7"/>
      <text:p text:style-name="P4">5.1:</text:p>
      <text:list xml:id="list3414312416" text:style-name="L1">
        <text:list-item>
          <text:p text:style-name="P8">Rapporti con la madrepatria regolati da regime monopolistico (le colonie dovevano vendere i loro prodotti solo agli inglesi</text:p>
        </text:list-item>
        <text:list-item>
          <text:p text:style-name="P8">divieti aggirati con abili mosse di contrabbando</text:p>
        </text:list-item>
        <text:list-item>
          <text:p text:style-name="P9">i grandi proprietari di piantagioni nel sud erano diventati sempre più autorevoli</text:p>
        </text:list-item>
        <text:list-item>
          <text:p text:style-name="P9">mobilità sociale più elevata rispetto alla madrepatria</text:p>
        </text:list-item>
        <text:list-item>
          <text:p text:style-name="P9">no nobiltà ereditaria.</text:p>
        </text:list-item>
      </text:list>
      <text:p text:style-name="P10"/>
      <text:p text:style-name="P5">5.2:</text:p>
      <text:list xml:id="list3016687358" text:style-name="L2">
        <text:list-item>
          <text:p text:style-name="P11">il parlamento inglese impone alle colonie il revenue act e lo stamp act (revenue: estirpare il contrabbando → poter di ispezione e sequestro alla marina, aumentati i dazi su molti prodotti di importazione. Stamp: introduce l’uso del bollo (acquistabile da rivenditori autorizzati dalla Corona), tassa malvista perché colpisce chiunque deve avere atti notarili o giudiziari)</text:p>
        </text:list-item>
        <text:list-item>
          <text:p text:style-name="P12">rivolta fiscale: no taxation without representation</text:p>
        </text:list-item>
        <text:list-item>
          <text:p text:style-name="P13">revoca dello stamp act → dopo la relativa calma si hanno sollevamenti contro la tassa sull’importazione del te: il diritto di vendere direttamente il te era arrogato da parte della Compagnia delle Indie orientali. Le insurrezioni culminano con il Boston Tea Party..</text:p>
        </text:list-item>
        <text:list-item>
          <text:p text:style-name="P13">dopo secondo Congresso continentale → altre proteste: decisero di voler battere moneta, gestire commercio e sistema postale, creare esercito unificato, union jack</text:p>
        </text:list-item>
      </text:list>
      <text:p text:style-name="P6">5.3:</text:p>
      <text:list xml:id="list3474601323" text:style-name="L4">
        <text:list-item>
          <text:p text:style-name="P14">proprietà privata, libertà di associazione, religione e stampa come diritti inalienabili.</text:p>
        </text:list-item>
        <text:list-item>
          <text:p text:style-name="P15">Problema del debito pubblico</text:p>
        </text:list-item>
        <text:list-item>
          <text:p text:style-name="P15">Alexander Hamilton pensa di risolvere il problema consolidando i debiti interni ed esterni dei singoli stati in un unico debito nazionale, coperto dall’emissione di obbligazioni federali</text:p>
        </text:list-item>
        <text:list-item>
          <text:p text:style-name="P15">istituzione di un Banca federale centrale, come Inghilterra</text:p>
        </text:list-item>
        <text:list-item>
          <text:p text:style-name="P15">politica doganale basata su dazi di importazione elevat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33:54.302000000</meta:creation-date>
    <dc:date>2018-11-23T18:00:55.432000000</dc:date>
    <meta:editing-duration>PT1H38M57S</meta:editing-duration>
    <meta:editing-cycles>15</meta:editing-cycles>
    <meta:generator>LibreOffice/6.1.1.2$Windows_X86_64 LibreOffice_project/5d19a1bfa650b796764388cd8b33a5af1f5baa1b</meta:generator>
    <meta:document-statistic meta:table-count="0" meta:image-count="0" meta:object-count="0" meta:page-count="2" meta:paragraph-count="29" meta:word-count="828" meta:character-count="5558" meta:non-whitespace-character-count="4766"/>
    <meta:user-defined meta:name="DocumentEncoding">utf-8</meta:user-defined>
    <meta:user-defined meta:name="HTML" meta:value-type="boolean">true</meta:user-defined>
  </office:meta>
</office:document-meta>
</file>